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138in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 Definitions:</text:p>
      <text:p text:style-name="Standard"/>
      <text:p text:style-name="Standard">var type Name = Value // Single line definitions, the type is optional</text:p>
      <text:p text:style-name="Standard"/>
      <text:p text:style-name="Standard">var type Name. // When it is to be populated by actions, the end with period</text:p>
      <text:p text:style-name="Standard"/>
      <text:p text:style-name="Standard">var type Name. // Type is mandatory</text:p>
      <text:p text:style-name="Standard"/>
      <text:p text:style-name="Standard">var type Name // type is optional</text:p>
      <text:p text:style-name="Standard">{</text:p>
      <text:p text:style-name="Standard"><text:tab/>// All long definitions here, the new lines will be ignored</text:p>
      <text:p text:style-name="Standard">}</text:p>
      <text:p text:style-name="Standard"/>
      <text:p text:style-name="Standard">// Should I even have Predicates? To start with, NO!</text:p>
      <text:p text:style-name="Standard">var NameOfPredicate(type1 Name1, type2 Name2, ...) // Types all optional, they could be parameters</text:p>
      <text:p text:style-name="Standard">{</text:p>
      <text:p text:style-name="Standard"><text:tab/>Code ...</text:p>
      <text:p text:style-name="Standard">| // Or</text:p>
      <text:p text:style-name="Standard"><text:tab/>Code...</text:p>
      <text:p text:style-name="Standard">}</text:p>
      <text:p text:style-name="Standard"/>
      <text:p text:style-name="Standard">// Types of mandatory, cannot be parameters</text:p>
      <text:p text:style-name="Standard">// Need to end with period, will be filled with export actions</text:p>
      <text:p text:style-name="Standard">var NameOfPredicate(type1 Name1, type2 Name2, ...).</text:p>
      <text:p text:style-name="Standard"/>
      <text:p text:style-name="Standard"/>
      <text:p text:style-name="Standard"/>
      <text:p text:style-name="Standard">Rules:</text:p>
      <text:p text:style-name="Standard"/>
      <text:p text:style-name="Standard">do</text:p>
      <text:p text:style-name="Standard">{</text:p>
      <text:p text:style-name="Standard"><text:tab/>// The action to be done</text:p>
      <text:p text:style-name="Standard">|</text:p>
      <text:p text:style-name="Standard"><text:tab/>export Name(A, B, C)</text:p>
      <text:p text:style-name="Standard">}</text:p>
      <text:p text:style-name="Standard"/>
      <text:p text:style-name="Standard">do NameOfAction(type1 Name1, type2 Name2, ...) // Types all optional, they could be parameters</text:p>
      <text:p text:style-name="Standard">{</text:p>
      <text:p text:style-name="Standard"><text:tab/>Code...</text:p>
      <text:p text:style-name="Standard">| // Or</text:p>
      <text:p text:style-name="Standard"><text:tab/>Code...</text:p>
      <text:p text:style-name="Standard">}</text:p>
      <text:p text:style-name="Standard"/>
      <text:p text:style-name="Standard"/>
      <text:p text:style-name="Standard">// Types are optional everywhere, define being used for functions</text:p>
      <text:p text:style-name="Standard">define type Fun(type1 Name1, type2 Name2, …)</text:p>
      <text:p text:style-name="Standard">{</text:p>
      <text:p text:style-name="Standard"><text:tab/>Code ...</text:p>
      <text:p text:style-name="Standard">}</text:p>
      <text:p text:style-name="Standard"><text:soft-page-break/></text:p>
      <text:p text:style-name="Standard"/>
      <text:p text:style-name="Standard"/>
      <text:p text:style-name="Standard">Types:</text:p>
      <text:p text:style-name="Standard"/>
      <text:p text:style-name="Standard">type NameOfType&lt;P1, P2,…&gt; : interface1&lt;P1, P2,…&gt;, interface2&lt;P1, P2,…&gt;, … </text:p>
      <text:p text:style-name="Standard">{</text:p>
      <text:p text:style-name="Standard"><text:tab/>//Classes either end with period or are defined inline</text:p>
      <text:p text:style-name="Standard"><text:tab/>Name1(type1, type2, type3). // Names are optional</text:p>
      <text:p text:style-name="Standard"><text:tab/>Name2(type1, type2, type3). <text:s/>// Type are not optional</text:p>
      <text:p text:style-name="Standard"><text:tab/>…</text:p>
      <text:p text:style-name="Standard">}</text:p>
      <text:p text:style-name="Standard"/>
      <text:p text:style-name="Standard">// Names are optional, types are not. Note the period ending</text:p>
      <text:p text:style-name="Standard">class NameOfClass&lt;P1, P2,…&gt;(type1 Name1, type2 Name2, …). </text:p>
      <text:p text:style-name="Standard"/>
      <text:p text:style-name="Standard">// Names are optional, types are not. Note the period ending</text:p>
      <text:p text:style-name="Standard">class NameOfClass&lt;P1, P2,…&gt;(type1 Name1, type2 Name2, …) : <text:s/>interface1&lt;P1, P2,…&gt;, ...</text:p>
      <text:p text:style-name="Standard">{</text:p>
      <text:p text:style-name="Standard"><text:tab/>// Constants: Types are optional</text:p>
      <text:p text:style-name="Standard"><text:tab/>// Name cannot be repeated from the list above</text:p>
      <text:p text:style-name="Standard"><text:tab/>var type Name = expr</text:p>
      <text:p text:style-name="Standard"><text:tab/></text:p>
      <text:p text:style-name="Standard"><text:tab/>// Name cannot be repeated from the list above</text:p>
      <text:p text:style-name="Standard"><text:tab/>// Types are optional everywhere</text:p>
      <text:p text:style-name="Standard"><text:tab/>define type Fun(type1 Name1, type2 Name2, …)</text:p>
      <text:p text:style-name="Standard"><text:tab/>{</text:p>
      <text:p text:style-name="Standard"><text:tab/><text:tab/>Code ...</text:p>
      <text:p text:style-name="Standard"><text:tab/>}</text:p>
      <text:p text:style-name="Standard">}</text:p>
      <text:p text:style-name="Standard"/>
      <text:p text:style-name="Standard">interface Name&lt;P1, P2,…&gt;</text:p>
      <text:p text:style-name="Standard">{</text:p>
      <text:p text:style-name="Standard"><text:tab/>// Types are not optional anywhere</text:p>
      <text:p text:style-name="Standard"><text:tab/>// Definitions needs to end its period</text:p>
      <text:p text:style-name="Standard"><text:tab/>// Functions/Vars should NOT be defined inline</text:p>
      <text:p text:style-name="Standard"><text:tab/>var type Name.</text:p>
      <text:p text:style-name="Standard"><text:tab/>define type Fun(type1 Name1, type2 Name2, …).</text:p>
      <text:p text:style-name="Standard">}</text:p>
      <text:p text:style-name="P1"/>
      <text:p text:style-name="Standard"/>
      <text:p text:style-name="Standard">Major change: Remove types on all functions. But when you create an object, type should specified, if could not infer on your own.</text:p>
      <text:p text:style-name="Standard"/>
      <text:p text:style-name="Standard"/>
      <text:p text:style-name="Standard"/>
      <text:p text:style-name="Standard">Data Definitions:</text:p>
      <text:p text:style-name="Standard"/>
      <text:p text:style-name="Standard"><text:soft-page-break/>var Name Value : type = // Single line definitions, the type is optional</text:p>
      <text:p text:style-name="Standard"/>
      <text:p text:style-name="Standard">// When it is to be populated by actions, the end with period</text:p>
      <text:p text:style-name="Standard"><text:s/>// type is optional, but is determinitic</text:p>
      <text:p text:style-name="Standard">var Name : type. </text:p>
      <text:p text:style-name="Standard"/>
      <text:p text:style-name="Standard">var Name : type // type is optional</text:p>
      <text:p text:style-name="Standard">{</text:p>
      <text:p text:style-name="Standard"><text:tab/>// All long definitions here, the new lines will be ignored</text:p>
      <text:p text:style-name="Standard">}</text:p>
      <text:p text:style-name="Standard"/>
      <text:p text:style-name="Standard">// Should I even have Predicates? To start with, NO!</text:p>
      <text:p text:style-name="Standard">var NameOfPredicate(type1 Name1, type2 Name2, ...) // Types all optional, they could be parameters</text:p>
      <text:p text:style-name="Standard">{</text:p>
      <text:p text:style-name="Standard"><text:tab/>Code ...</text:p>
      <text:p text:style-name="Standard">| // Or</text:p>
      <text:p text:style-name="Standard"><text:tab/>Code...</text:p>
      <text:p text:style-name="Standard">}</text:p>
      <text:p text:style-name="Standard"/>
      <text:p text:style-name="Standard">// Types of mandatory, cannot be parameters</text:p>
      <text:p text:style-name="Standard">// Need to end with period, will be filled with export actions</text:p>
      <text:p text:style-name="Standard">// This is multi-determs</text:p>
      <text:p text:style-name="Standard">var NameOfPredicate(Name1 : type1, Name2 : type2 , ...).</text:p>
      <text:p text:style-name="Standard"/>
      <text:p text:style-name="Standard"/>
      <text:p text:style-name="Standard">Rules:</text:p>
      <text:p text:style-name="Standard"/>
      <text:p text:style-name="Standard">do</text:p>
      <text:p text:style-name="Standard">{</text:p>
      <text:p text:style-name="Standard"><text:tab/>// The action to be done</text:p>
      <text:p text:style-name="Standard">|</text:p>
      <text:p text:style-name="Standard"><text:tab/>export Name(A, B, C)</text:p>
      <text:p text:style-name="Standard">}</text:p>
      <text:p text:style-name="Standard"/>
      <text:p text:style-name="Standard">do NameOfAction(Name1 : type1, Name2 : type2 , ...) // Types all optional, they could be parameters</text:p>
      <text:p text:style-name="Standard">{</text:p>
      <text:p text:style-name="Standard"><text:tab/>Code...</text:p>
      <text:p text:style-name="Standard">| // Or</text:p>
      <text:p text:style-name="Standard"><text:tab/>Code...</text:p>
      <text:p text:style-name="Standard">}</text:p>
      <text:p text:style-name="Standard"/>
      <text:p text:style-name="Standard"/>
      <text:p text:style-name="Standard">// Types are optional everywhere, define being used for functions</text:p>
      <text:p text:style-name="Standard">define fun(Name1 : type1, Name2 : type2 , ...) : type</text:p>
      <text:p text:style-name="Standard">{</text:p>
      <text:p text:style-name="Standard"><text:tab/>Code ...</text:p>
      <text:p text:style-name="Standard">}</text:p>
      <text:p text:style-name="Standard"/>
      <text:p text:style-name="Standard"/>
      <text:p text:style-name="Standard"><text:soft-page-break/>Types:</text:p>
      <text:p text:style-name="Standard"/>
      <text:p text:style-name="Standard">// Using interface is optional, it uses OCaml style names matching ...</text:p>
      <text:p text:style-name="Standard">type NameOfType&lt;P1, P2,…&gt; : interface1, interface2, … </text:p>
      <text:p text:style-name="Standard">{</text:p>
      <text:p text:style-name="Standard"><text:tab/>//Classes either end with period or are defined inline</text:p>
      <text:p text:style-name="Standard"><text:tab/>Name1(type1, type2, type3). // Names are optional</text:p>
      <text:p text:style-name="Standard"><text:tab/>Name2(type1, type2, type3). <text:s/>// Type are not optional</text:p>
      <text:p text:style-name="Standard"><text:tab/>…</text:p>
      <text:p text:style-name="Standard">}</text:p>
      <text:p text:style-name="Standard"/>
      <text:p text:style-name="Standard">// Names are optional, types are not. Note the period ending</text:p>
      <text:p text:style-name="Standard">class NameOfClass&lt;P1, P2,…&gt;(type1 Name1, type2 Name2, …). </text:p>
      <text:p text:style-name="Standard"/>
      <text:p text:style-name="Standard">// Names are optional, types are not. Note the period ending</text:p>
      <text:p text:style-name="Standard">class NameOfClass&lt;P1, P2,…&gt;(type1 Name1, type2 Name2, …)</text:p>
      <text:p text:style-name="Standard">{</text:p>
      <text:p text:style-name="Standard"><text:tab/>// Constants: Types are optional</text:p>
      <text:p text:style-name="Standard"><text:tab/>// Name cannot be repeated from the list above</text:p>
      <text:p text:style-name="Standard"><text:tab/>var Name = expr</text:p>
      <text:p text:style-name="Standard"><text:tab/></text:p>
      <text:p text:style-name="Standard"><text:tab/>// Name cannot be repeated from the list above</text:p>
      <text:p text:style-name="Standard"><text:tab/>define Fun(Name1, Name2, …)</text:p>
      <text:p text:style-name="Standard"><text:tab/>{</text:p>
      <text:p text:style-name="Standard"><text:tab/><text:tab/>Code ...</text:p>
      <text:p text:style-name="Standard"><text:tab/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hil Barthwal</meta:initial-creator>
    <meta:creation-date>2016-03-06T22:11:25</meta:creation-date>
    <meta:document-statistic meta:table-count="0" meta:image-count="0" meta:object-count="0" meta:page-count="4" meta:paragraph-count="131" meta:word-count="662" meta:character-count="3699"/>
    <dc:date>2016-03-06T22:12:23</dc:date>
    <dc:creator>Nikhil Barthwal</dc:creator>
    <meta:editing-duration>PT1M</meta:editing-duration>
    <meta:editing-cycles>1</meta:editing-cycles>
    <meta:generator>OpenOffice/4.1.1$Unix OpenOffice.org_project/411m6$Build-9775</meta:generator>
  </office:meta>
</office:document-meta>
</file>